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3000002712D807CC9B09006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20%" draw:opacity-name="" draw:textarea-horizontal-align="justify" draw:textarea-vertical-align="middle" draw:auto-grow-height="false" fo:min-height="4.579cm" fo:min-width="9.578cm"/>
    </style:style>
    <style:style style:name="gr3" style:family="graphic" style:parent-style-name="standard">
      <style:graphic-properties svg:stroke-color="#00ff00" draw:fill="solid" draw:fill-color="#00ff00" draw:opacity="26%" draw:opacity-name="" draw:textarea-horizontal-align="justify" draw:textarea-vertical-align="middle" draw:auto-grow-height="false" fo:min-height="4.82cm" fo:min-width="10.16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0.95cm" fo:min-width="3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loext:graphic-properties draw:fill="solid" draw:fill-color="#00ff00" draw:opacity="26%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18.999cm" svg:height="13.447cm" svg:x="1.001cm" svg:y="7.9cm">
          <draw:image xlink:href="Pictures/1000020100000373000002712D807CC9B09006A4.png" xlink:type="simple" xlink:show="embed" xlink:actuate="onLoad">
            <text:p/>
          </draw:image>
        </draw:frame>
        <draw:custom-shape draw:style-name="gr2" draw:text-style-name="P2" draw:layer="layout" svg:width="14.252cm" svg:height="6.829cm" draw:transform="rotate (0.64332836228511) translate (-0.7cm 18.4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5.08cm" svg:height="7.168cm" draw:transform="rotate (-0.561821486216975) translate (9.619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cm" svg:y1="14.623cm" svg:x2="20cm" svg:y2="14.623cm" draw:start-shape="id1" draw:end-shape="id1" svg:d="M20000 14623z" svg:viewBox="0 0 1 1">
          <text:p/>
        </draw:connector>
        <draw:custom-shape draw:style-name="gr5" draw:text-style-name="P4" draw:layer="layout" svg:width="4.3cm" svg:height="1.2cm" svg:x="1.9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3cm" svg:height="1.2cm" svg:x="1.9cm" svg:y="1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26T09:52:23.206000000</dc:date>
    <meta:editing-duration>PT1M33S</meta:editing-duration>
    <meta:editing-cycles>2</meta:editing-cycles>
    <meta:generator>LibreOffice/5.3.7.2$Windows_X86_64 LibreOffice_project/6b8ed514a9f8b44d37a1b96673cbbdd077e24059</meta:generator>
    <meta:document-statistic meta:object-count="6"/>
  </office:meta>
</office:document-meta>
</file>